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FB746432.svm"/>
  <manifest:file-entry manifest:media-type="" manifest:full-path="Pictures/200000C40000125D00000F9294A1D933.svm"/>
  <manifest:file-entry manifest:media-type="" manifest:full-path="Pictures/200003B7000023C000001B359BC1BFBC.svm"/>
  <manifest:file-entry manifest:media-type="" manifest:full-path="Pictures/200000190000044D0000044D1A1A06AC.svm"/>
  <manifest:file-entry manifest:media-type="" manifest:full-path="Pictures/200000190000044D0000044D969915EE.svm"/>
  <manifest:file-entry manifest:media-type="image/png" manifest:full-path="Pictures/1000020100000500000003BE557FD67C.png"/>
  <manifest:file-entry manifest:media-type="image/png" manifest:full-path="Pictures/10000201000007E0000005CEE8CF9F2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style:style>
    <style:style style:name="P9" style:family="paragraph" style:parent-style-name="Grafik" style:master-page-name="">
      <style:paragraph-properties fo:orphans="0" fo:widows="0" style:page-number="auto" fo:keep-with-next="auto"/>
    </style:style>
    <style:style style:name="P10" style:family="paragraph" style:parent-style-name="Opa">
      <style:paragraph-properties fo:text-align="center" style:justify-single-word="false"/>
    </style:style>
    <style:style style:name="P11" style:family="paragraph" style:parent-style-name="Standard">
      <style:paragraph-properties fo:keep-with-next="always"/>
    </style:style>
    <style:style style:name="P12" style:family="paragraph" style:parent-style-name="Table_20_Contents">
      <style:paragraph-properties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Text_20_body">
      <style:paragraph-properties fo:text-align="start" style:justify-single-word="false"/>
      <style:text-properties style:font-name="JetBrainsMono" fo:font-size="10pt"/>
    </style:style>
    <style:style style:name="P15" style:family="paragraph" style:parent-style-name="Titelbild">
      <style:text-properties fo:color="#808080" fo:font-size="9pt" style:font-size-asian="9pt" style:font-size-complex="9pt"/>
    </style:style>
    <style:style style:name="P16" style:family="paragraph" style:parent-style-name="Heading_20_2">
      <style:text-properties fo:font-weight="bold" style:font-weight-asian="bold" style:font-weight-complex="bold"/>
    </style:style>
    <style:style style:name="P17"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761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able_20_Contents">
      <style:paragraph-properties fo:text-align="start" style:justify-single-word="false"/>
    </style:style>
    <style:style style:name="P22" style:family="paragraph" style:parent-style-name="Standard" style:list-style-name="L1"/>
    <style:style style:name="P23" style:family="paragraph" style:parent-style-name="Standard">
      <style:paragraph-properties fo:text-align="start" style:justify-single-word="false"/>
    </style:style>
    <style:style style:name="P24" style:family="paragraph" style:parent-style-name="Standard" style:list-style-name="L1">
      <style:paragraph-properties fo:text-align="start" style:justify-single-word="false"/>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4" style:master-page-name="">
      <style:paragraph-properties style:page-number="auto" fo:padding="0cm" fo:border="none" style:shadow="none" style:join-border="false"/>
    </style:style>
    <style:style style:name="P33" style:family="paragraph" style:parent-style-name="Standard" style:list-style-name="L4">
      <style:paragraph-properties fo:padding="0.074cm" fo:border-left="none" fo:border-right="none" fo:border-top="none" fo:border-bottom="0.002cm solid #000000" style:join-border="false"/>
    </style:style>
    <style:style style:name="P34" style:family="paragraph" style:parent-style-name="Standard" style:list-style-name="L4">
      <style:paragraph-properties fo:padding="0cm" fo:border="none" style:shadow="none" style:join-border="false"/>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3 Michael Schweitzer</text:p>
      <text:p text:style-name="Titelbild"/>
      <text:p text:style-name="P15">VEGA <text:s text:c="12"/>` <text:s text:c="4"/>` <text:s text:c="3"/>` <text:s text:c="3"/>` <text:s text:c="5"/>` <text:s text:c="3"/>` <text:s text:c="3"/>` <text:s text:c="3"/>` <text:s/>` <text:s text:c="2"/>` </text:p>
      <text:p text:style-name="P15"><text:s/>` <text:s text:c="2"/>` <text:s text:c="3"/>` <text:s text:c="4"/>` <text:s text:c="10"/>` <text:s text:c="10"/>` <text:s text:c="8"/>` <text:s text:c="9"/>jj.wwg@#@4k. <text:s/></text:p>
      <text:p text:style-name="P15"><text:s text:c="18"/>` <text:s text:c="3"/>` <text:s text:c="8"/>` <text:s text:c="10"/>` <text:s text:c="8"/>.,;!'` Qyxsj#@Qm </text:p>
      <text:p text:style-name="P15">` <text:s text:c="4"/>` <text:s text:c="3"/>` <text:s text:c="2"/>` <text:s text:c="28"/>` <text:s text:c="4"/>.j!''`.` `..Q@$h$$@` </text:p>
      <text:p text:style-name="P15"><text:s text:c="5"/>` <text:s text:c="3"/>` <text:s text:c="4"/>` ` <text:s text:c="3"/>` <text:s text:c="3"/>` <text:s text:c="3"/>` <text:s text:c="5"/>` <text:s text:c="4"/>`..!|:. jJ"^s, `..7@$$Qk </text:p>
      <text:p text:style-name="P15"><text:s/>` <text:s text:c="42"/>.z|`.``..b.jaoud,..j.7Qk <text:s text:c="2"/>` </text:p>
      <text:p text:style-name="P15"><text:s text:c="15"/>` <text:s/>` <text:s text:c="3"/>` <text:s text:c="3"/>` <text:s text:c="3"/>` <text:s text:c="7"/>..T;::..``..pJ$Xoooa :!xgk <text:s text:c="2"/>` </text:p>
      <text:p text:style-name="P15">` <text:s text:c="3"/>` <text:s text:c="3"/>` <text:s text:c="5"/>` <text:s text:c="15"/>.jj, <text:s/>.jl:``````````3yqSooo3.vzwt </text:p>
      <text:p text:style-name="P15"><text:s text:c="6"/>` <text:s text:c="17"/>` <text:s text:c="3"/>..g@@@@@ggl:''`'`''`'''`'.=&amp;gwZvoa2` </text:p>
      <text:p text:style-name="P15"><text:s/>` <text:s text:c="8"/>` <text:s text:c="2"/>` <text:s/>` <text:s text:c="3"/>` <text:s text:c="3"/>j2@@###$#$g@.:::'`'':'':'`:':::jxogP </text:p>
      <text:p text:style-name="P15"><text:s text:c="5"/>` <text:s text:c="3"/>` <text:s text:c="4"/>` <text:s text:c="6"/>` .@@@X$$$$@g8l:;''':''::''`'':::!uxq@l </text:p>
      <text:p text:style-name="P15">` <text:s text:c="15"/>` <text:s text:c="5"/>j2@@$$qg#@gMu:::'::':':!''`':`::jxqpl <text:s text:c="11"/>` </text:p>
      <text:p text:style-name="P15"><text:s text:c="5"/>` <text:s text:c="4"/>` <text:s text:c="2"/>` <text:s text:c="6"/>.@@QgpP` <text:s/>.k||!:::::':':::`:.::jxq2n <text:s/>` <text:s text:c="9"/>` </text:p>
      <text:p text:style-name="P15"><text:s/>` <text:s text:c="7"/>` <text:s text:c="6"/>` <text:s/>.2@@@P` <text:s text:c="3"/>jCv|,,,!::::::```:.jxzwH` <text:s text:c="5"/>` <text:s text:c="2"/>` </text:p>
      <text:p text:style-name="P15"><text:s text:c="5"/>` <text:s text:c="8"/>` <text:s/>` .@@@l <text:s text:c="5"/>Jn||i!,,!!:`:`.::j|agZF </text:p>
      <text:p text:style-name="P15">` <text:s text:c="17"/>.@R <text:s text:c="7"/>jox||i,,::;:::!j2@#@E <text:s text:c="3"/>` </text:p>
      <text:p text:style-name="P15"><text:s text:c="5"/>` <text:s text:c="3"/>` <text:s text:c="3"/>` ` = ..jjjj, jpvxxx"xvvxxcsj@@$$pQI ` </text:p>
      <text:p text:style-name="P15"><text:s/>` <text:s text:c="8"/>` `` <text:s/>j.qgpRsjuz|Yg.5paojaagpA^@@$XX#g@t <text:s text:c="2"/>` </text:p>
      <text:p text:style-name="P15"><text:s text:c="5"/>` ` <text:s text:c="6"/>.q#Q8xzgpT <text:s text:c="4"/>4.3PT=' <text:s text:c="3"/>.@$h#$@@t <text:s text:c="4"/>` <text:s text:c="16"/>` </text:p>
      <text:p text:style-name="P15">` <text:s text:c="9"/>` .@@@@sJo2l <text:s text:c="5"/>.im <text:s text:c="6"/>.@$$#$@@P <text:s text:c="8"/>` </text:p>
      <text:p text:style-name="P15"><text:s text:c="5"/>` ` <text:s text:c="2"/>.@$@gE.nuF <text:s text:c="4"/>..5!jk <text:s text:c="4"/>.@###p@@l <text:s text:c="2"/>` <text:s text:c="4"/>` <text:s text:c="11"/>` </text:p>
      <text:p text:style-name="P15"><text:s/>` <text:s text:c="5"/>` .@@$qFjv2` <text:s text:c="2"/>..Zn;:j@ <text:s text:c="2"/>..@$pg@PT <text:s text:c="6"/>` <text:s text:c="10"/>` <text:s text:c="8"/>` </text:p>
      <text:p text:style-name="P15"><text:s text:c="5"/>` <text:s/>.@$eKqk.iZ ..!n!|'ujQm <text:s/>.@@@pPT <text:s text:c="15"/>` </text:p>
      <text:p text:style-name="P15">` <text:s/>` <text:s text:c="2"/>.@@$Xgm.|;:!:|':jz@p@F .@MP` <text:s text:c="4"/>` <text:s/>` ` <text:s text:c="3"/>` <text:s text:c="3"/>` <text:s/>` </text:p>
      <text:p text:style-name="P15"><text:s text:c="2"/>` <text:s text:c="2"/>.@@##Qm `:jjjwW$#pgpP <text:s text:c="17"/>` <text:s text:c="3"/>` </text:p>
      <text:p text:style-name="P15"><text:s text:c="2"/>` <text:s/>.@@kh###D#VyyppogpP` <text:s text:c="2"/>` <text:s text:c="10"/>` <text:s text:c="13"/>` <text:s/>` </text:p>
      <text:p text:style-name="P15">` <text:s text:c="2"/>.@$kh#opV#pppgpHT` <text:s text:c="5"/>` <text:s text:c="3"/>` <text:s text:c="5"/>` <text:s text:c="15"/>` <text:s text:c="8"/>` </text:p>
      <text:p text:style-name="P15"><text:s text:c="3"/>.@$#k3f#gg#H=' <text:s text:c="15"/>` <text:s text:c="10"/>` <text:s text:c="3"/>` <text:s text:c="3"/>` <text:s text:c="2"/>` <text:s text:c="11"/>` <text:s text:c="3"/></text:p>
      <text:p text:style-name="P15"><text:s text:c="3"/>@@$@8PT' <text:s text:c="10"/>` <text:s text:c="4"/>` <text:s text:c="3"/>` <text:s text:c="5"/>` <text:s text:c="15"/>(c) 1989-2023</text:p>
      <text:p text:style-name="P15">`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5604128218249061496" text:style-name="L1">
        <text:list-item>
          <text:p text:style-name="P22">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2">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2">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2">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4">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4">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8">Inhaltsverzeichnis</text:p>
          </text:index-title>
          <text:p text:style-name="P19"><text:s/>1 Übersicht<text:tab/>3</text:p>
          <text:p text:style-name="P19"><text:s/>2 Spielregeln<text:tab/>4</text:p>
          <text:p text:style-name="P20"><text:s/>2.1 Spielablauf<text:tab/>4</text:p>
          <text:p text:style-name="P20"><text:s/>2.2 Spielfeld<text:tab/>4</text:p>
          <text:p text:style-name="P20"><text:s/>2.3 Raumschiffe<text:tab/>4</text:p>
          <text:p text:style-name="P20"><text:s/>2.4 Planeten<text:tab/>7</text:p>
          <text:p text:style-name="P20"><text:s/>2.5 Planeten erobern und verteidigen<text:tab/>9</text:p>
          <text:p text:style-name="P20"><text:s/>2.6 Bündnisse<text:tab/>9</text:p>
          <text:p text:style-name="P20"><text:s/>2.7 Sichtbare und unsichtbare Informationen<text:tab/>10</text:p>
          <text:p text:style-name="P20"><text:s/>2.8 Jahresauswertung<text:tab/>10</text:p>
          <text:p text:style-name="P20"><text:s/>2.9 Punktewertung<text:tab/>10</text:p>
          <text:p text:style-name="P19"><text:s/>3 Spielmodi<text:tab/>11</text:p>
          <text:p text:style-name="P20"><text:s/>3.1 Hot Seat<text:tab/>11</text:p>
          <text:p text:style-name="P20"><text:s/>3.2 E-Mail-Spiel<text:tab/>11</text:p>
          <text:p text:style-name="P20"><text:s/>3.3 Server-Spiel<text:tab/>11</text:p>
          <text:p text:style-name="P19"><text:s/>4 Bedienung und Einstellungen<text:tab/>12</text:p>
          <text:p text:style-name="P20"><text:s/>4.1 Der VEGA-Bildschirm<text:tab/>12</text:p>
          <text:p text:style-name="P20"><text:s/>4.2 Die Menüliste<text:tab/>13</text:p>
          <text:p text:style-name="P20"><text:s/>4.3 Spielparameter<text:tab/>14</text:p>
          <text:p text:style-name="P20"><text:s/>4.4 Hauptmenü<text:tab/>14</text:p>
          <text:p text:style-name="P20"><text:s/>4.5 Zugeingabe<text:tab/>15</text:p>
          <text:p text:style-name="P19"><text:s/>5 Systemanforderungen, Installation und Ausführung<text:tab/>16</text:p>
          <text:p text:style-name="P19"><text:s/>6 Der VEGA Webserver<text:tab/>17</text:p>
          <text:p text:style-name="P19"><text:s/>7 VEGA Display<text:tab/>18</text:p>
          <text:p text:style-name="P19"><text:s/>8 VEGA Server<text:tab/>19</text:p>
          <text:p text:style-name="P20"><text:s/>8.1 Funktionsweise<text:tab/>19</text:p>
          <text:p text:style-name="P20"><text:s/>8.2 Einrichten eines VEGA Servers<text:tab/>19</text:p>
          <text:p text:style-name="P20"><text:s/>8.3 Verwalten eines VEGA Servers<text:tab/>20</text:p>
          <text:p text:style-name="P20"><text:s/>8.4 User anlegen<text:tab/>20</text:p>
          <text:p text:style-name="P20"><text:s/>8.5 User ändern<text:tab/>20</text:p>
          <text:p text:style-name="P20"><text:s/>8.6 User löschen<text:tab/>21</text:p>
          <text:p text:style-name="P20"><text:s/>8.7 Tipps und Tricks für den Server-Admin<text:tab/>21</text:p>
          <text:p text:style-name="P20"><text:s/>8.8 Serverbasierte Spiele initiieren und spielen<text:tab/>21</text:p>
          <text:p text:style-name="P19"><text:s/>9 VEGA-Historie (oder: "Opa erzählt von damals")<text:tab/>22</text:p>
          <text:p text:style-name="P19"><text:s/>10 Abschließende Worte<text:tab/>23</text:p>
        </text:index-body>
      </text:table-of-content>
      <text:h text:style-name="Heading_20_1" text:outline-level="1"><text:bookmark-start text:name="__RefNumPara__3848_984021074"/><text:soft-page-break/>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7049161341717871035" text:style-name="L2">
        <text:list-item>
          <text:p text:style-name="P25">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5">Als E-Mail-Spiel. Die Spieler geben ihre Spielzüge an ihren eigenen Rechnern ein und schicken sie per E-Mail an den Spielleiter, der wiederum die Auswertung an die Spieler per E-Mail verteilt.</text:p>
        </text:list-item>
        <text:list-item>
          <text:p text:style-name="P25"><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6"><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3">Beschreibung</text:p>
            </table:table-cell>
          </table:table-row>
        </table:table-header-rows>
        <table:table-row>
          <table:table-cell table:style-name="Tabelle2.A2" office:value-type="string">
            <text:p text:style-name="P12">Kampfschiffe</text:p>
          </table:table-cell>
          <table:table-cell table:style-name="Tabelle2.A2" office:value-type="string">
            <text:p text:style-name="P12"><draw:frame draw:style-name="fr2" draw:name="Grafik10" text:anchor-type="as-char" svg:width="0.499cm" svg:height="0.499cm" draw:z-index="7"><draw:image xlink:href="Pictures/200000190000044D0000044DFB746432.svm" xlink:type="simple" xlink:show="embed" xlink:actuate="onLoad"/></draw:frame></text:p>
          </table:table-cell>
          <table:table-cell table:style-name="Tabelle2.A2" office:value-type="string">
            <text:p text:style-name="P12">2c</text:p>
          </table:table-cell>
          <table:table-cell table:style-name="Tabelle2.A2" office:value-type="string">
            <text:p text:style-name="P12">1 $</text:p>
          </table:table-cell>
          <table:table-cell table:style-name="Tabelle2.E2" office:value-type="string">
            <text:p text:style-name="P12">Nur Kampfschiffe können Planeten erobern und verteidigen. Starten Sie Kampfschiffe als Flotten aus einem bis unendlich vielen Schiffen.</text:p>
            <text:p text:style-name="P12">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12">Spion</text:p>
          </table:table-cell>
          <table:table-cell table:style-name="Tabelle2.A2" office:value-type="string">
            <text:p text:style-name="P12"><draw:frame draw:style-name="fr2" draw:name="Grafik11" text:anchor-type="as-char" svg:width="0.499cm" svg:height="0.499cm" draw:z-index="12"><draw:image xlink:href="Pictures/2000000D0000044D0000044D88EC4053.svm" xlink:type="simple" xlink:show="embed" xlink:actuate="onLoad"/></draw:frame></text:p>
          </table:table-cell>
          <table:table-cell table:style-name="Tabelle2.A2" office:value-type="string">
            <text:p text:style-name="P12">2c<text:line-break/>4c</text:p>
          </table:table-cell>
          <table:table-cell table:style-name="Tabelle2.A2" office:value-type="string">
            <text:p text:style-name="P12">3-6 $</text:p>
          </table:table-cell>
          <table:table-cell table:style-name="Tabelle2.E2" office:value-type="string">
            <text:p text:style-name="P12">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2">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2">Transporter</text:p>
          </table:table-cell>
          <table:table-cell table:style-name="Tabelle2.A2" office:value-type="string">
            <text:p text:style-name="P12"><draw:frame draw:style-name="fr2" draw:name="Grafik13" text:anchor-type="as-char" svg:width="0.499cm" svg:height="0.499cm" draw:z-index="13"><draw:image xlink:href="Pictures/200000190000044D0000044D0D2910BD.svm" xlink:type="simple" xlink:show="embed" xlink:actuate="onLoad"/></draw:frame></text:p>
          </table:table-cell>
          <table:table-cell table:style-name="Tabelle2.A2" office:value-type="string">
            <text:p text:style-name="P12">2c</text:p>
          </table:table-cell>
          <table:table-cell table:style-name="Tabelle2.A2" office:value-type="string">
            <text:p text:style-name="P12">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2">Patrouillen</text:p>
          </table:table-cell>
          <table:table-cell table:style-name="Tabelle2.A2" office:value-type="string">
            <text:p text:style-name="P12"><draw:frame draw:style-name="fr2" draw:name="Grafik12" text:anchor-type="as-char" svg:width="0.499cm" svg:height="0.499cm" draw:z-index="8"><draw:image xlink:href="Pictures/200000190000044D0000044D969915EE.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2">12-18 $</text:p>
          </table:table-cell>
          <table:table-cell table:style-name="Tabelle2.E2" office:value-type="string">
            <text:p text:style-name="P12">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2">Begegnen sich zwei gegnerische Patrouillen im Einsatz, kapert eine der beiden Patrouillen die <text:soft-page-break/>andere. Es gewinnt die Patrouille, welche die andere in einem kleineren Winkel zur Flugrichtung erfasst.</text:p>
            <text:p text:style-name="P12">Im folgenden Beispiel erfasst Patrouille P<text:span text:style-name="T4">1</text:span> Patrouille P<text:span text:style-name="T4">2</text:span> im Winkel a<text:span text:style-name="T4">1</text:span>. P<text:span text:style-name="T4">2</text:span> erfasst P<text:span text:style-name="T4">1</text:span> im Winkel a<text:span text:style-name="T4">2</text:span>. Weil a<text:span text:style-name="T4">1</text:span> kleiner als a<text:span text:style-name="T4">2 </text:span>ist, gewinnt P<text:span text:style-name="T4">1</text:span>. Sind die Winkel gleich, entscheidet der Zufall.</text:p>
            <text:p text:style-name="P12"><draw:frame draw:style-name="fr1" draw:name="Grafik7" text:anchor-type="paragraph" svg:width="4.701cm" svg:height="3.986cm" draw:z-index="4"><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2">Ist das Ziel der Patrouille ein Sektor und kein Planet, kehrt die Patrouille um und fliegt den Weg zu ihrem Startplaneten zurück. Auch auf dem Rückweg kann sie fremde Raumschiffe kapern.</text:p>
            <text:p text:style-name="P12">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2">50er-/ 100er-/<text:line-break/>250er-/<text:line-break/>500er-<text:line-break/>Minen</text:p>
          </table:table-cell>
          <table:table-cell table:style-name="Tabelle2.A2" office:value-type="string">
            <text:p text:style-name="P12"><draw:frame draw:style-name="fr2" draw:name="Grafik20" text:anchor-type="as-char" svg:width="0.499cm" svg:height="0.499cm" draw:z-index="10"><draw:image xlink:href="Pictures/200000190000044D0000044D1A1A06AC.svm" xlink:type="simple" xlink:show="embed" xlink:actuate="onLoad"/></draw:frame></text:p>
          </table:table-cell>
          <table:table-cell table:style-name="Tabelle2.A2" office:value-type="string">
            <text:p text:style-name="P12">2c</text:p>
          </table:table-cell>
          <table:table-cell table:style-name="Tabelle2.A2" office:value-type="string">
            <text:p text:style-name="P14">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able:table-row>
          <table:table-cell table:style-name="Tabelle2.A2" office:value-type="string">
            <text:p text:style-name="P12">Minenräumer</text:p>
          </table:table-cell>
          <table:table-cell table:style-name="Tabelle2.A2" office:value-type="string">
            <text:p text:style-name="P12"><draw:frame draw:style-name="fr2" draw:name="Grafik21" text:anchor-type="as-char" svg:width="0.499cm" svg:height="0.499cm" draw:z-index="11"><draw:image xlink:href="Pictures/2000000D0000044D0000044D7B9A8B55.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4">20-28 $</text:p>
          </table:table-cell>
          <table:table-cell table:style-name="Tabelle2.E2" office:value-type="string">
            <text:p text:style-name="P3">Schicken Sie einen Minenräumer zu einem Sektor oder auf einen Planeten. Auf dem Weg dorthin be<text:soft-page-break/>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2">Das Schwarze Loch</text:p>
          </table:table-cell>
          <table:table-cell table:style-name="Tabelle2.A2" office:value-type="string">
            <text:p text:style-name="P12"><draw:frame draw:style-name="fr2" draw:name="Grafik6" text:anchor-type="as-char" svg:width="0.499cm" svg:height="0.499cm" draw:z-index="9"><draw:image xlink:href="Pictures/20000013000004E3000004E3677525F4.svm" xlink:type="simple" xlink:show="embed" xlink:actuate="onLoad"/></draw:frame></text:p>
          </table:table-cell>
          <table:table-cell table:style-name="Tabelle2.A2" office:value-type="string">
            <text:p text:style-name="P12">2c</text:p>
          </table:table-cell>
          <table:table-cell table:style-name="Tabelle2.A2" office:value-type="string">
            <text:p text:style-name="P14">-</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16"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2">$-Produktion/Jahr</text:p>
          </table:table-cell>
          <table:table-cell table:style-name="Tabelle1.B2" office:value-type="string">
            <text:p text:style-name="P12">60-90 $</text:p>
          </table:table-cell>
          <table:table-cell table:style-name="Tabelle1.B2" office:value-type="string">
            <text:p text:style-name="P12">unverkäuflich</text:p>
            <text:p text:style-name="P12"/>
          </table:table-cell>
          <table:table-cell table:style-name="Tabelle1.D2" office:value-type="string">
            <text:p text:style-name="P12">Erhöhen Sie die jährliche $-Produktion des Planeten in 5 $-Schritten auf bis zu 100 $/Jahr.</text:p>
          </table:table-cell>
        </table:table-row>
        <table:table-row>
          <table:table-cell table:style-name="Tabelle1.A2" office:value-type="string">
            <text:p text:style-name="P12">Kampfschiffproduktion/Jahr</text:p>
          </table:table-cell>
          <table:table-cell table:style-name="Tabelle1.B2" office:value-type="string">
            <text:p text:style-name="P12">kostenlos</text:p>
          </table:table-cell>
          <table:table-cell table:style-name="Tabelle1.B2" office:value-type="string">
            <text:p text:style-name="P12">kostenlos</text:p>
          </table:table-cell>
          <table:table-cell table:style-name="Tabelle1.D2" office:value-type="string">
            <text:p text:style-name="P12">Legen Sie fest, wieviele $ der jährlichen $-Produktion in die Produktion neuer Kampfschiffe fließen soll. Für jeden eingesetzten $ entsteht ein neues Kampfschiff. Der Rest wandert in den $-<text:soft-page-break/>Vorrat des Planeten.</text:p>
          </table:table-cell>
        </table:table-row>
        <table:table-row>
          <table:table-cell table:style-name="Tabelle1.B2" office:value-type="string">
            <text:p text:style-name="P12">Abwehrkampfschiffe</text:p>
          </table:table-cell>
          <table:table-cell table:style-name="Tabelle1.B2" office:value-type="string">
            <text:p text:style-name="P12">60-90 $</text:p>
          </table:table-cell>
          <table:table-cell table:style-name="Tabelle1.B2" office:value-type="string">
            <text:p text:style-name="P12">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2">Spione</text:p>
          </table:table-cell>
          <table:table-cell table:style-name="Tabelle1.B2" office:value-type="string">
            <text:p text:style-name="P12">3-6 $</text:p>
          </table:table-cell>
          <table:table-cell table:style-name="Tabelle1.B2" office:value-type="string">
            <text:p text:style-name="P12">2-4 $</text:p>
          </table:table-cell>
          <table:table-cell table:style-name="Tabelle1.D2" office:value-type="string">
            <text:p text:style-name="P3">Raumschiffe vom Typ "Spion".</text:p>
          </table:table-cell>
        </table:table-row>
        <table:table-row>
          <table:table-cell table:style-name="Tabelle1.B2" office:value-type="string">
            <text:p text:style-name="P12">Transporter</text:p>
          </table:table-cell>
          <table:table-cell table:style-name="Tabelle1.B2" office:value-type="string">
            <text:p text:style-name="P12">4-7 $</text:p>
          </table:table-cell>
          <table:table-cell table:style-name="Tabelle1.B2" office:value-type="string">
            <text:p text:style-name="P12">3-5 $</text:p>
          </table:table-cell>
          <table:table-cell table:style-name="Tabelle1.D2" office:value-type="string">
            <text:p text:style-name="P3">Raumschiffe vom Typ "Transporter".</text:p>
          </table:table-cell>
        </table:table-row>
        <table:table-row>
          <table:table-cell table:style-name="Tabelle1.B2" office:value-type="string">
            <text:p text:style-name="P12">Patrouillen</text:p>
          </table:table-cell>
          <table:table-cell table:style-name="Tabelle1.B2" office:value-type="string">
            <text:p text:style-name="P12">12-18 $</text:p>
          </table:table-cell>
          <table:table-cell table:style-name="Tabelle1.B2" office:value-type="string">
            <text:p text:style-name="P12">8-12 $</text:p>
          </table:table-cell>
          <table:table-cell table:style-name="Tabelle1.D2" office:value-type="string">
            <text:p text:style-name="P3">Raumschiffe vom Typ "Patrouille".</text:p>
          </table:table-cell>
        </table:table-row>
        <table:table-row>
          <table:table-cell table:style-name="Tabelle1.B2" office:value-type="string">
            <text:p text:style-name="P12">Minenräumer</text:p>
          </table:table-cell>
          <table:table-cell table:style-name="Tabelle1.B2" office:value-type="string">
            <text:p text:style-name="P12">20-28 $</text:p>
          </table:table-cell>
          <table:table-cell table:style-name="Tabelle1.B2" office:value-type="string">
            <text:p text:style-name="P12">13-19 $</text:p>
          </table:table-cell>
          <table:table-cell table:style-name="Tabelle1.D2" office:value-type="string">
            <text:p text:style-name="P3">Raumschiffe vom Typ "Minenräumer".</text:p>
          </table:table-cell>
        </table:table-row>
        <table:table-row>
          <table:table-cell table:style-name="Tabelle1.B2" office:value-type="string">
            <text:p text:style-name="P12">Minen (50)<text:line-break/>Minen (100)<text:line-break/>Minen (250)<text:line-break/>Minen (500)</text:p>
          </table:table-cell>
          <table:table-cell table:style-name="Tabelle1.B2" office:value-type="string">
            <text:p text:style-name="P12">12-17 $<text:line-break/>20-25 $<text:line-break/>40-47 $<text:line-break/>60-70 $</text:p>
          </table:table-cell>
          <table:table-cell table:style-name="Tabelle1.B2" office:value-type="string">
            <text:p text:style-name="P12">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2">Kampfschiffe</text:p>
          </table:table-cell>
          <table:table-cell table:style-name="Tabelle3.B2" office:value-type="float" office:value="350">
            <text:p text:style-name="P12">350</text:p>
          </table:table-cell>
          <table:table-cell table:style-name="Tabelle3.C2" office:value-type="string">
            <text:p text:style-name="P12">0-10</text:p>
          </table:table-cell>
        </table:table-row>
        <table:table-row>
          <table:table-cell table:style-name="Tabelle3.A2" office:value-type="string">
            <text:p text:style-name="P12">$-Vorrat</text:p>
          </table:table-cell>
          <table:table-cell table:style-name="Tabelle3.A2" office:value-type="string">
            <text:p text:style-name="P12">30 $</text:p>
          </table:table-cell>
          <table:table-cell table:style-name="Tabelle3.C2" office:value-type="string">
            <text:p text:style-name="P12">0-5 $</text:p>
          </table:table-cell>
        </table:table-row>
        <table:table-row>
          <table:table-cell table:style-name="Tabelle3.A2" office:value-type="string">
            <text:p text:style-name="P12">$-Produktion/Jahr<text:line-break/>Kampfschiffproduktion/Jahr</text:p>
          </table:table-cell>
          <table:table-cell table:style-name="Tabelle3.A2" office:value-type="string">
            <text:p text:style-name="P12">10 $/Jahr<text:line-break/>10/Jahr</text:p>
          </table:table-cell>
          <table:table-cell table:style-name="Tabelle3.C2" office:value-type="string">
            <text:p text:style-name="P12">1-15 $/Jahr<text:line-break/>1-15/Jahr</text:p>
          </table:table-cell>
        </table:table-row>
        <table:table-row>
          <table:table-cell table:style-name="Tabelle3.A2" office:value-type="string">
            <text:p text:style-name="P12">Abwehrkampfschiffe</text:p>
          </table:table-cell>
          <table:table-cell table:style-name="Tabelle3.B2" office:value-type="float" office:value="350">
            <text:p text:style-name="P12">350</text:p>
          </table:table-cell>
          <table:table-cell table:style-name="Tabelle3.C5" office:value-type="float" office:value="0">
            <text:p text:style-name="P12">0</text:p>
          </table:table-cell>
        </table:table-row>
        <text:soft-page-break/>
        <table:table-row>
          <table:table-cell table:style-name="Tabelle3.A2" office:value-type="string">
            <text:p text:style-name="P12">Spione, Transporter, Patrouillen, Minenräumer, Minenleger</text:p>
          </table:table-cell>
          <table:table-cell table:style-name="Tabelle3.B2" office:value-type="float" office:value="0">
            <text:p text:style-name="P12">0</text:p>
          </table:table-cell>
          <table:table-cell table:style-name="Tabelle3.C5" office:value-type="float" office:value="0">
            <text:p text:style-name="P12">0</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1"><text:soft-page-break/>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9"><draw:frame draw:style-name="fr3" draw:name="Grafik4" text:anchor-type="paragraph" svg:width="17cm" svg:height="12.529cm" draw:z-index="3"><draw:image xlink:href="Pictures/10000201000007E0000005CEE8CF9F21.png" xlink:type="simple" xlink:show="embed" xlink:actuate="onLoad"/></draw:frame>Der VEGA-Bildschirm</text:p>
      <text:p text:style-name="Standard">Der VEGA-Bildschirm ist in drei Bereiche unterteilt:</text:p>
      <text:list xml:id="list4039206073647907060"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5389937358946082206" text:style-name="L4">
        <text:list-item>
          <text:p text:style-name="P27">Über VEGA: Zeigt die Build-Nummer und den Link auf die VEGA-Internetpräsenz an.</text:p>
        </text:list-item>
        <text:list-item>
          <text:p text:style-name="P32">Spielanleitung: Öffnet diese Spielanleitung in dem PDF-Anzeigeprogramm, das auf ihrem Rechner standardmäßig mit der Dateiendung *.pdf verknüpft ist.</text:p>
        </text:list-item>
        <text:list-item>
          <text:p text:style-name="P33">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33">Lokale Bestenliste: In die Bestenliste können Sie nur aufgenommen werden, wenn Sie sich bei einem lokalen Spiel der Abschlussbewertung im Hauptmenü unterziehen.</text:p>
        </text:list-item>
        <text:list-item>
          <text:p text:style-name="P33">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4">Spiele auf dem VEGA Server: Initiieren, laden und verwalten Sie Spiele auf dem VEGA Server, mit dem Sie momentan verbunden sind.</text:p>
        </text:list-item>
        <text:list-item>
          <text:p text:style-name="P33">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33">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Zugangsdaten: Hinterlegen Sie hier die Zugangsdaten für einen VEGA Server, der serverbasierte Spiele für Sie bereitstellt.</text:p>
            </text:list-item>
            <text:list-item>
              <text:p text:style-name="P27">VEGA Server verwalten: Wenn Sie einen VEGA Server als Administrator betreiben, können Sie ihn hier steuern und z.B. neue Benutzer anlegen.</text:p>
            </text:list-item>
            <text:list-item>
              <text:p text:style-name="P33">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6285719322476306257" text:style-name="L5">
        <text:list-item>
          <text:p text:style-name="P28">Unter "Jahre" stellen Sie das Jahr ein, in dem die letzte Auswertung erfolgt. Wenn Sie "Unendlich" wählen, spielen Sie so lange, bis nur noch ein Spieler übrig ist.</text:p>
        </text:list-item>
        <text:list-item>
          <text:p text:style-name="P28">"E-Mail-Modus": Hiermit schalten Sie ein lokales Spiel in den E-Mail-Modus.</text:p>
        </text:list-item>
        <text:list-item>
          <text:p text:style-name="P28">"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472717156092162962" text:style-name="L6">
        <text:list-item>
          <text:p text:style-name="P29">Mit den Tasten 1 bis 6 wählen Sie den Spieler aus, der als nächstes seine Spielzüge eingeben soll. Wenn Sie die Tabulator-Taste drücken, wählt VEGA einen zufälligen Spieler aus.</text:p>
        </text:list-item>
        <text:list-item>
          <text:p text:style-name="P29">Wiederholung: Die letzte Jahresauswertung wird wiederholt.</text:p>
        </text:list-item>
        <text:list-item>
          <text:p text:style-name="P29">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29">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9">E-Mail-Aktionen: Wenn Sie Spielleiter eines E-Mail-Spiels sind, können Sie hier den Spielstand an die Mitspieler schicken und die Spielzüge der Mitspieler importieren.</text:p>
        </text:list-item>
        <text:list-item>
          <text:p text:style-name="P29">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3961557097996370470" text:style-name="L7">
        <text:list-item>
          <text:p text:style-name="P30">Fertig: Damit schließen Sie Ihre Zugeingabe ab. Danach gibt es kein Zurück mehr, und die Raumschiffe fliegen unwiderruflich ihrem Ziel entgegen.</text:p>
        </text:list-item>
        <text:list-item>
          <text:p text:style-name="P30">Undo: Sie können alle Spielzüge eines Jahres schrittweise rückgängig machen und wieder ins Hauptmenü zurückgelangen.</text:p>
        </text:list-item>
        <text:list-item>
          <text:p text:style-name="P30">Kampfschiffe / Bündnisflotte / Spion / Patrouille / Transporter / Mine / Minenräumer: Damit starten Sie Raumschiffe des gewählten Typs.</text:p>
        </text:list-item>
        <text:list-item>
          <text:p text:style-name="P30">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0">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0"><text:soft-page-break/>Mehr...: Einige Menüpunkte wurden aus Platzgründen in ein weiteres Menü ausgelagert:</text:p>
          <text:list>
            <text:list-item>
              <text:p text:style-name="P30">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0">Raumschiffe aus-/einblenden: Um auf dem Spielfeld die Dichte der dargestellten Informationen zu reduzieren, können Sie die Raumschiffe einzelner oder aller Spieler während Ihrer Zugeingabe aus- und einblenden.</text:p>
            </text:list-item>
            <text:list-item>
              <text:p text:style-name="P30">Statistik: Hier können Sie, wie im Hauptmenü, die Entwicklung von Punkten, Kampfschiffen und Planeten über die letzten Jahre sehen.</text:p>
            </text:list-item>
            <text:list-item>
              <text:p text:style-name="P30">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0">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0">Kampfsimulation: Hier können Sie den Kampfalgorithmus von VEGA kennenlernen.</text:p>
            </text:list-item>
          </text:list>
        </text:list-item>
      </text:list>
      <text:h text:style-name="Heading_20_1" text:outline-level="1">Systemanforderungen, Installation und Ausführung</text:h>
      <text:p text:style-name="P11">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xml:id="list6574016979178717179" text:style-name="L8">
        <text:list-item>
          <text:p text:style-name="P31">Öffnen Sie den Windows Explorer und suchen Sie nach der Datei "javaw.exe". Diese finden Sie im Unterordner "bin" im Installationsverzeichnis Ihres Java JDK/JRE.</text:p>
        </text:list-item>
        <text:list-item>
          <text:p text:style-name="P31">Klicken Sie mit der rechten Maustaste auf die Datei "javaw.exe" und wählen Sie "Eigenschaften".</text:p>
        </text:list-item>
        <text:list-item>
          <text:p text:style-name="P31">Im Tabreiter "Kompatibilität" ändern Sie die Einstellungen für hohe DPI-Einstellungen wie folgt:</text:p>
          <text:p text:style-name="P31"><draw:frame draw:style-name="fr4" draw:name="Grafik8" text:anchor-type="as-char" svg:width="15.642cm" svg:height="10.179cm" draw:z-index="1"><draw:image xlink:href="Pictures/1000020100000330000002137E8D83EF.png" xlink:type="simple" xlink:show="embed" xlink:actuate="onLoad"/></draw:frame></text:p>
        </text:list-item>
      </text:list>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17" text:outline-level="2">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soft-page-break/>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Administrator)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Administrator) &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text:soft-page-break/>User löschen</text:h>
      <text:p text:style-name="Standard">Wenn Sie einen User vom Server entfernen wollen, können Sie das ebenfalls in der Menüliste unter dem Navigationspfad "Einstellungen &gt; VEGA Server verwalten (Administrator)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Spieler)"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 Sobald Nachrichten vom Server heruntergeladen wurden, gehen sie verloren, wenn Sie VEGA schließen.</text:p>
      <text:h text:style-name="Heading_20_1" text:outline-level="1"><text:soft-page-break/>VEGA-Historie (oder: "Opa erzählt von damals")</text:h>
      <text:p text:style-name="P10">--++&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10">--++&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9"><draw:frame draw:style-name="fr1" draw:name="Grafik3" text:anchor-type="paragraph" svg:width="11.936cm" svg:height="7.597cm" draw:z-index="2"><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8"><draw:frame draw:style-name="fr1" draw:name="Grafik5" text:anchor-type="paragraph" svg:width="12.979cm" svg:height="9.714cm" draw:z-index="5"><draw:image xlink:href="Pictures/1000020100000500000003BE557FD67C.png" xlink:type="simple" xlink:show="embed" xlink:actuate="onLoad"/></draw:frame>Dasselbe "Demo-Spiel 1" auf VEGA unter Windows 3.1 (1992-2003), entwickelt mit GFA-BASIC für Windows.</text:p>
      <text:h text:style-name="Heading_20_1" text:outline-level="1">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text:soft-page-break/>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24</text:page-number> von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12-17T16:08:39</dc:date>
    <dc:creator>Michael Schweitzer</dc:creator>
    <meta:editing-duration>P18DT11H50M14S</meta:editing-duration>
    <meta:editing-cycles>1617</meta:editing-cycles>
    <meta:generator>OpenOffice/4.1.14$Unix OpenOffice.org_project/4114m1$Build-9811</meta:generator>
    <meta:document-statistic meta:table-count="3" meta:image-count="14" meta:object-count="0" meta:page-count="24" meta:paragraph-count="393" meta:word-count="7282" meta:character-count="51717"/>
  </office:meta>
</office:document-meta>
</file>